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.079cm" fo:margin-top="0.212cm" fo:margin-bottom="0cm" loext:contextual-spacing="false" style:line-height-at-least="0.445cm" fo:text-align="justify" style:justify-single-word="false" fo:text-indent="0cm" style:auto-text-indent="false">
        <style:tab-stops>
          <style:tab-stop style:position="8.382cm"/>
        </style:tab-stops>
      </style:paragraph-properties>
      <style:text-properties style:font-name="Arial" fo:font-size="10pt" fo:letter-spacing="-0.007cm" fo:language="es" fo:country="ES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margin-top="0.254cm" fo:margin-bottom="0cm" loext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Arial" fo:font-size="10pt" fo:letter-spacing="-0.007cm" fo:language="es" fo:country="ES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 style:list-style-name="WW8Num1">
      <style:paragraph-properties fo:margin-top="0.254cm" fo:margin-bottom="0cm" loext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Arial" fo:font-size="10pt" fo:letter-spacing="-0.007cm" fo:language="es" fo:country="ES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Standard" style:list-style-name="WW8Num1">
      <style:paragraph-properties fo:margin-top="0.254cm" fo:margin-bottom="0cm" loext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Arial" fo:font-size="10pt" fo:letter-spacing="-0.007cm" fo:language="es" fo:country="ES" style:font-size-asian="10pt" style:font-name-complex="Arial" style:font-size-complex="10pt"/>
    </style:style>
    <style:style style:name="P11" style:family="paragraph" style:parent-style-name="Standard" style:list-style-name="WW8Num1">
      <style:paragraph-properties fo:margin-top="0.254cm" fo:margin-bottom="0cm" loext:contextual-spacing="false" style:line-height-at-least="0.445cm" fo:text-align="justify" style:justify-single-word="false">
        <style:tab-stops>
          <style:tab-stop style:position="8.382cm"/>
        </style:tab-stops>
      </style:paragraph-properties>
    </style:style>
    <style:style style:name="P12" style:family="paragraph" style:parent-style-name="Standard" style:list-style-name="WW8Num1">
      <style:paragraph-properties fo:margin-top="0.254cm" fo:margin-bottom="0cm" loext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margin-top="0.254cm" fo:margin-bottom="0cm" loext:contextual-spacing="false" style:line-height-at-least="0.445cm" fo:text-align="justify" style:justify-single-word="false" fo:break-before="page">
        <style:tab-stops>
          <style:tab-stop style:position="8.382cm"/>
        </style:tab-stops>
      </style:paragraph-properties>
      <style:text-properties style:font-name="Arial" fo:font-size="10pt" fo:letter-spacing="-0.007cm" fo:language="es" fo:country="ES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 style:list-style-name="WW8Num1" style:master-page-name="Standard">
      <style:paragraph-properties fo:margin-top="0.254cm" fo:margin-bottom="0cm" loext:contextual-spacing="false" style:line-height-at-least="0.445cm" fo:text-align="justify" style:justify-single-word="false" style:page-number="auto">
        <style:tab-stops>
          <style:tab-stop style:position="8.382cm"/>
        </style:tab-stops>
      </style:paragraph-properties>
      <style:text-properties fo:font-size="10pt" officeooo:rsid="0010ad14" officeooo:paragraph-rsid="0010ad14" style:font-size-asian="10pt" style:font-size-complex="10pt"/>
    </style:style>
    <style:style style:name="P15" style:family="paragraph" style:parent-style-name="Standard" style:list-style-name="WW8Num1">
      <style:paragraph-properties fo:margin-left="0cm" fo:margin-right="0.079cm" fo:margin-top="0.212cm" fo:margin-bottom="0cm" loext:contextual-spacing="false" fo:text-align="justify" style:justify-single-word="false" fo:text-indent="0cm" style:auto-text-indent="false">
        <style:tab-stops>
          <style:tab-stop style:position="8.382cm"/>
        </style:tab-stops>
      </style:paragraph-properties>
      <style:text-properties style:font-name="Arial" fo:font-size="10pt" fo:letter-spacing="0.004cm" style:font-size-asian="10pt" style:font-name-complex="Courier New" style:font-size-complex="10pt"/>
    </style:style>
    <style:style style:name="P16" style:family="paragraph" style:parent-style-name="Standard" style:list-style-name="L1">
      <style:paragraph-properties fo:margin-left="1.958cm" fo:margin-right="0cm" fo:margin-top="0.212cm" fo:margin-bottom="0cm" loext:contextual-spacing="false" fo:text-align="justify" style:justify-single-word="false" fo:text-indent="-0.635cm" style:auto-text-indent="false">
        <style:tab-stops>
          <style:tab-stop style:position="8.382cm"/>
        </style:tab-stops>
      </style:paragraph-properties>
      <style:text-properties style:font-name="Arial" fo:font-size="10pt" fo:letter-spacing="0.004cm" style:font-size-asian="10pt" style:font-name-complex="Courier New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 fo:font-size="10pt" fo:letter-spacing="-0.007cm" fo:language="es" fo:country="ES" fo:font-weight="normal" style:font-size-asian="10pt" style:font-weight-asian="normal" style:font-name-complex="Arial" style:font-size-complex="10pt" style:font-weight-complex="normal"/>
    </style:style>
    <style:style style:name="T3" style:family="text">
      <style:text-properties style:font-name="Arial" fo:font-size="10pt" fo:letter-spacing="-0.007cm" fo:language="es" fo:country="ES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letter-spacing="-0.007cm" fo:language="es" fo:country="ES" style:font-name-complex="Arial"/>
    </style:style>
    <style:style style:name="T5" style:family="text">
      <style:text-properties style:font-name="Arial" fo:letter-spacing="-0.007cm" fo:language="es" fo:country="ES" fo:font-weight="bold" style:font-weight-asian="bold" style:font-name-complex="Ari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24434762" text:style-name="WW8Num1">
        <text:list-header>
          <text:p text:style-name="P14"><text:span text:style-name="T4">Vete al repositorio de GitHub : </text:span><text:a xlink:type="simple" xlink:href="https://github.com/Egibide-DAW/BD_UD4" text:style-name="Internet_20_link" text:visited-style-name="Visited_20_Internet_20_Link">https://github.com/Egibide-DAW/BD_UD4</text:a><text:span text:style-name="T4"> y realiza los ejercicios que se te indican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Zeichenforma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text:style-name="Zeichenformat" style:num-suffix="." style:num-format="1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0CA4FFAD6320E32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meta:creation-date>2015-11-19T13:53:36</meta:creation-date>
    <meta:editing-cycles>7</meta:editing-cycles>
    <meta:editing-duration>PT41M25S</meta:editing-duration>
    <meta:initial-creator>B. I-I </meta:initial-creator>
    <dc:date>2017-10-24T19:27:00.787296136</dc:date>
    <meta:document-statistic meta:table-count="1" meta:image-count="1" meta:object-count="0" meta:page-count="1" meta:paragraph-count="5" meta:word-count="23" meta:character-count="324" meta:non-whitespace-character-count="177"/>
    <meta:user-defined meta:name="Info 1"/>
    <meta:user-defined meta:name="Info 2"/>
    <meta:user-defined meta:name="Info 3"/>
    <meta:user-defined meta:name="Info 4"/>
  </office:meta>
</office:document-meta>
</file>